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ieVerschiedenenAlgorithmen" style:family="table">
      <style:table-properties style:width="17cm" table:align="margins"/>
    </style:style>
    <style:style style:name="DieVerschiedenenAlgorithmen.A" style:family="table-column">
      <style:table-column-properties style:column-width="5.667cm" style:rel-column-width="21845*"/>
    </style:style>
    <style:style style:name="DieVerschiedenenAlgorithmen.A1" style:family="table-cell" style:data-style-name="N100">
      <style:table-cell-properties fo:background-color="#000000" fo:padding="0cm" fo:border-left="0.05pt solid #000000" fo:border-right="none" fo:border-top="0.05pt solid #000000" fo:border-bottom="none">
        <style:background-image/>
      </style:table-cell-properties>
    </style:style>
    <style:style style:name="DieVerschiedenenAlgorithmen.B1" style:family="table-cell" style:data-style-name="N100">
      <style:table-cell-properties fo:background-color="#000000" fo:padding="0cm" fo:border-left="none" fo:border-right="none" fo:border-top="0.05pt solid #000000" fo:border-bottom="none">
        <style:background-image/>
      </style:table-cell-properties>
    </style:style>
    <style:style style:name="DieVerschiedenenAlgorithmen.C1" style:family="table-cell" style:data-style-name="N100">
      <style:table-cell-properties fo:background-color="#000000" fo:padding="0cm" fo:border-left="none" fo:border-right="0.05pt solid #000000" fo:border-top="0.05pt solid #000000" fo:border-bottom="none">
        <style:background-image/>
      </style:table-cell-properties>
    </style:style>
    <style:style style:name="DieVerschiedenenAlgorithmen.A2" style:family="table-cell" style:data-style-name="N100">
      <style:table-cell-properties fo:background-color="#000000" fo:padding="0cm" fo:border-left="0.05pt solid #000000" fo:border-right="none" fo:border-top="none" fo:border-bottom="none">
        <style:background-image/>
      </style:table-cell-properties>
    </style:style>
    <style:style style:name="DieVerschiedenenAlgorithmen.B2" style:family="table-cell">
      <style:table-cell-properties fo:background-color="#ffffff" fo:padding="0cm" fo:border="none">
        <style:background-image/>
      </style:table-cell-properties>
    </style:style>
    <style:style style:name="DieVerschiedenenAlgorithmen.C2" style:family="table-cell">
      <style:table-cell-properties fo:background-color="#ffffff" fo:padding="0cm" fo:border-left="none" fo:border-right="0.05pt solid #000000" fo:border-top="none" fo:border-bottom="none">
        <style:background-image/>
      </style:table-cell-properties>
    </style:style>
    <style:style style:name="DieVerschiedenenAlgorithmen.A3" style:family="table-cell" style:data-style-name="N100">
      <style:table-cell-properties fo:background-color="#000000" fo:padding="0cm" fo:border-left="0.05pt solid #000000" fo:border-right="none" fo:border-top="none" fo:border-bottom="0.05pt solid #000000">
        <style:background-image/>
      </style:table-cell-properties>
    </style:style>
    <style:style style:name="DieVerschiedenenAlgorithmen.B3" style:family="table-cell">
      <style:table-cell-properties fo:background-color="#ffffff" fo:padding="0cm" fo:border-left="none" fo:border-right="none" fo:border-top="none" fo:border-bottom="0.05pt solid #000000">
        <style:background-image/>
      </style:table-cell-properties>
    </style:style>
    <style:style style:name="DieVerschiedenenAlgorithmen.C3" style:family="table-cell">
      <style:table-cell-properties fo:background-color="#ffffff" fo:padding="0cm" fo:border-left="none" fo:border-right="0.05pt solid #000000" fo:border-top="none" fo:border-bottom="0.05pt solid #000000">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DieVerschiedenenAlgorithmen" table:style-name="DieVerschiedenenAlgorithmen">
        <table:table-column table:style-name="DieVerschiedenenAlgorithmen.A" table:number-columns-repeated="3"/>
        <table:table-row>
          <table:table-cell table:style-name="DieVerschiedenenAlgorithmen.A1" office:value-type="float" office:value="0">
            <text:p text:style-name="P1">Die Verschiedenen Algorithmen</text:p>
          </table:table-cell>
          <table:table-cell table:style-name="DieVerschiedenenAlgorithmen.B1" office:value-type="float" office:value="0">
            <text:p text:style-name="P1">Jacobi</text:p>
          </table:table-cell>
          <table:table-cell table:style-name="DieVerschiedenenAlgorithmen.C1" office:value-type="float" office:value="0">
            <text:p text:style-name="P1">Gauss-Seidel</text:p>
          </table:table-cell>
        </table:table-row>
        <table:table-row>
          <table:table-cell table:style-name="DieVerschiedenenAlgorithmen.A2" office:value-type="float" office:value="0">
            <text:p text:style-name="P1">Iterationen</text:p>
          </table:table-cell>
          <table:table-cell table:style-name="DieVerschiedenenAlgorithmen.B2" office:value-type="string">
            <text:p text:style-name="P2">-Jeder Prozess hält einen Teil der Matrix A,B</text:p>
            <text:p text:style-name="P2"/>
            <text:p text:style-name="P2">-Jede Matrix wird (in der Breite) in Untermatrizen geteilt, welche nacheinander durch gerechnet werden. Nach jeder Untermatrix am Rand schickt der Prozess die Daten an den Nachbar Prozess</text:p>
            <text:p text:style-name="P2"/>
            <text:p text:style-name="P2">-Vor dem Rechnen einer Untermatrix wartet der Prozess auf die nötigen Daten der Nachbarprozesse</text:p>
            <text:p text:style-name="P2"/>
            <text:p text:style-name="P2">-Ist der Prozess mit seiner gesamten Matrix fertig, beginnt er die nächste Iteration</text:p>
            <text:p text:style-name="P2"/>
            <text:p text:style-name="P2">-Ob Aufteilung der Zeilen sinnvoll ist ist fragwürdig</text:p>
          </table:table-cell>
          <table:table-cell table:style-name="DieVerschiedenenAlgorithmen.C2" office:value-type="string">
            <text:p text:style-name="P2">-Jeder Prozess hält einen Teil der Matrix A,B</text:p>
            <text:p text:style-name="P2"/>
            <text:p text:style-name="P2">-Jede Matrix wird in Untermatrizen geteilt, welche nacheinander durch gerechnet werden. Nach jeder Untermatrix am Rand schickt der Prozess die Daten an den Nachbar Prozess</text:p>
            <text:p text:style-name="P2"/>
            <text:p text:style-name="P2">-Vor dem Tauschen einer Untermatrix wartet der Prozess auf die nötigen Daten der Nachbarprozesse</text:p>
            <text:p text:style-name="P2"/>
            <text:p text:style-name="P2">-Ist der Prozess mit seiner gesamten Matrix fertig, beginnt er die nächste Iteration</text:p>
          </table:table-cell>
        </table:table-row>
        <table:table-row>
          <table:table-cell table:style-name="DieVerschiedenenAlgorithmen.A3" office:value-type="float" office:value="0">
            <text:p text:style-name="P1">Genauigkeit</text:p>
          </table:table-cell>
          <table:table-cell table:style-name="DieVerschiedenenAlgorithmen.B3" office:value-type="string">
            <text:p text:style-name="P2">-Jeder Prozess hält mehrere Teile der Matrix n,A,B</text:p>
            <text:p text:style-name="P2"/>
            <text:p text:style-name="P2">-Jede Matrix wird (in der Breite) in Untermatrizen geteilt, welche nacheinander durch gerechnet werden. Nach jeder Untermatrix am Rand schickt der Prozess die Daten an den Nachbar Prozess</text:p>
            <text:p text:style-name="P2"/>
            <text:p text:style-name="P2">-Vor dem Rechnen einer Untermatrix wartet der Prozess auf die nötigen Daten der Nachbarprozesse</text:p>
            <text:p text:style-name="P2"/>
            <text:p text:style-name="P2">-Ist der Prozess mit einer gesamten Matrix fertig, beginnt er die nächste Matrix</text:p>
            <text:p text:style-name="P2"/>
            <text:p text:style-name="P2">-Ob Aufteilung der Zeilen sinnvoll ist ist fragwürdig</text:p>
          </table:table-cell>
          <table:table-cell table:style-name="DieVerschiedenenAlgorithmen.C3" office:value-type="string">
            <text:p text:style-name="P2">-Jeder Prozess hält einen Teil der Matrix A,B</text:p>
            <text:p text:style-name="P2"/>
            <text:p text:style-name="P2">-Vor dem Rechnen einer Untermatrix wartet der Prozess auf die nötigen Daten der Nachbarprozesse und das Signal vom SteuerProzess</text:p>
            <text:p text:style-name="P2"/>
            <text:p text:style-name="P2"/>
          </table:table-cell>
        </table:table-row>
      </table:table>
      <text:p text:style-name="Standard"/>
      <text:p text:style-name="Standard">Abbruchbedingungen</text:p>
      <text:p text:style-name="Standard"/>
      <text:p text:style-name="Standard">Jacobi Iterationen,Gauss-Seidel Iterationen:</text:p>
      <text:p text:style-name="Standard">Jeder Prozess zählt selbst, in welcher Iteration er sich befindet.</text:p>
      <text:p text:style-name="Standard">Mögliches Problem: Kein Prozess darf das Programm beenden, bevor nicht alle Prozesse fertig sind</text:p>
      <text:p text:style-name="Standard"/>
      <text:p text:style-name="Standard">Jacobi Genauigkeit,Gauss-Seidel Genauigkeit:</text:p>
      <text:p text:style-name="Standard">Jeder Prozess schickt sein MaxResiduum an den letzten Prozess, da dieser als letztes starten kann <text:soft-page-break/>und daher wohl auch als letztes fertig ist, oder an einen extra Prozess, der das globale MaxResiduum berechnet und dann allen Prozessen mitteilt, ob sie terminieren oder nochmal laufen sollen.</text:p>
      <text:p text:style-name="Standard">Probleme: </text:p>
      <text:p text:style-name="Standard">- Wenn kein VerwalterProzess vorhanden ist, muss der letzte Prozess immer wieder gucken, ob irgendwelche MaxResiden eingetroffen sind</text:p>
      <text:p text:style-name="Standard">- Das langsame Anlaufen und Abschließen der Berechnung findet jede Iteration statt (extreme Bremse)</text:p>
      <text:p text:style-name="Standard"/>
      <text:p text:style-name="Standard">Wahlweise könnte man auch den ersten Prozess zur Berechnung des MaxResiduum nutzen, was sich lohnt, wenn das finden des globalen MaxResiduum länger dauert, als das Schicken des MaxResiduum vom letzten Prozess zum ersten.</text:p>
      <text:p text:style-name="Standard"/>
      <text:p text:style-name="Standard"/>
      <text:p text:style-name="Standard">Verteiltes MaxResiduum:</text:p>
      <text:p text:style-name="Standard">bei jeder Datenübertragung wird die Nummer der berechneten Iteration, sowie das ermittelte MaxResiduum berechnet.</text:p>
      <text:p text:style-name="Standard">Erhält der Prozess ein MaxResiduum, das größer ist, als die gewünschte Genauigkeit (selbst berechnet oder per Nachricht), berechnet er die nächste Iteration. Fehlen dazu Daten, weil der Vorgänger glaubt fertig zu sein, wird der erste Prozess gebeten weiter zu rechnen (mit Angabe der lokalen Iteration). (ich hoffe, das klappt).</text:p>
      <text:p text:style-name="Standard">Wenn der letzte Prozess glaubt, fertig zu sein, schickt er einen Abbruchbefehl an den ersten Prozess, <text:s/>wieder mit lokaler Iteration.</text:p>
      <text:p text:style-name="Standard">Falls die Iteration des ersten Prozesses mit der Angabe aus der Nachricht übereinstimmt, gilt das Programm als fert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rsten Ploß</meta:initial-creator>
    <meta:creation-date>2013-11-29T18:58:34</meta:creation-date>
    <dc:date>2013-11-29T21:51:15</dc:date>
    <dc:creator>Thorsten Ploß</dc:creator>
    <meta:editing-duration>PT2H13M17S</meta:editing-duration>
    <meta:editing-cycles>3</meta:editing-cycles>
    <meta:generator>LibreOffice/3.5$Linux_X86_64 LibreOffice_project/350m1$Build-2</meta:generator>
    <meta:document-statistic meta:table-count="1" meta:image-count="0" meta:object-count="0" meta:page-count="2" meta:paragraph-count="36" meta:word-count="481" meta:character-count="3301" meta:non-whitespace-character-count="2854"/>
  </office:meta>
</office:document-meta>
</file>